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UOLText" svg:font-family="UOLTex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ffbf" officeooo:paragraph-rsid="000affbf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affbf" officeooo:paragraph-rsid="000affbf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affb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0c5d12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c5d12" officeooo:paragraph-rsid="000c5d12"/>
    </style:style>
    <style:style style:name="T1" style:family="text">
      <style:text-properties officeooo:rsid="000affbf"/>
    </style:style>
    <style:style style:name="T2" style:family="text">
      <style:text-properties fo:font-variant="normal" fo:text-transform="none" fo:color="#666d70" style:font-name="Montserrat" fo:font-size="12pt" fo:letter-spacing="normal" fo:font-style="normal" fo:font-weight="normal"/>
    </style:style>
    <style:style style:name="T3" style:family="text">
      <style:text-properties fo:font-variant="normal" fo:text-transform="none" fo:color="#666d70" fo:font-size="12pt" fo:letter-spacing="normal" fo:font-style="normal" fo:font-weight="normal"/>
    </style:style>
    <style:style style:name="T4" style:family="text">
      <style:text-properties fo:font-variant="normal" fo:text-transform="none" fo:color="#c9211e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c5d12"/>
    </style:style>
    <style:style style:name="T7" style:family="text">
      <style:text-properties fo:font-variant="normal" fo:text-transform="none" fo:color="#000000" style:font-name="UOLText" fo:font-size="12pt" fo:letter-spacing="normal" fo:font-style="normal" fo:font-weight="normal"/>
    </style:style>
    <style:style style:name="T8" style:family="text">
      <style:text-properties fo:color="#c9211e"/>
    </style:style>
    <style:style style:name="T9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2">1-Eram areas que sofriam influencia da URSS e dos EUA, e devido a vontade da CdoN, <text:s/>apoiada pela URSS, de dominar a CdoS gerou um conflito de interesse entre os dois blocos economicos.</text:p>
      <text:p text:style-name="P2"/>
      <text:p text:style-name="P3"><text:span text:style-name="T1">2-</text:span><text:span text:style-name="T5">A Coreia do Norte era dirigida por Kim Il-Sung e a Coreia do Sul presidida por Syngman Rhee. As forças das Nações Unidas se encontraram com oficiais norte-coreanos e chineses em Panmunjon entre 1951 e 1953, ou seja, durante grande parte da Guerra da Coreia, para realizar conversações que eventualmente pudessem resultar em trégua. As difíceis negociações, porém, duraram vários meses.</text:span><text:span text:style-name="T9"><text:line-break/><text:line-break/></text:span><text:span text:style-name="T5">O principal ponto de discussão era a questão relativa aos prisioneiros de guerra. Para complicar ainda mais a situação, o governo da Coreia do Sul se mantinha inflexível em sua exigência a favor de um único Estado, unificado. Finalmente, em 8 de junho de 1953, chegou-se a um acordo com respeito ao problema dos prisioneiros de guerra.</text:span></text:p>
      <text:p text:style-name="P3"><text:span text:style-name="T5"/></text:p>
      <text:p text:style-name="P5"><text:span text:style-name="T5">3-</text:span></text:p>
      <text:p text:style-name="P4"><text:span text:style-name="T6"/></text:p>
      <text:p text:style-name="P4"><text:span text:style-name="T6">4-</text:span><text:span text:style-name="T5">A reforma econômica impulsionada por Kruschev pretendia melhorar o nível médio de vida e aumentar o comércio com o Ocidente. No entanto, continuou com a política hegemônica sobre os países situados na esfera soviética (em 1956, reprimiu o levante na Hungria). Enquanto a União Soviética se rearmava, Kruschev propunha a coexistência pacífica aos países ocidentais, mas estimulava os movimentos de libertação nos países do Terceiro Mundo, tentando integrá-los em sua estratégia imperialis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sans-serif"/>
    <style:font-face style:name="UOLText" svg:font-family="UOLTex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09:37:43.464321428</meta:creation-date>
    <dc:date>2020-10-16T09:50:57.787731256</dc:date>
    <meta:editing-duration>PT2M58S</meta:editing-duration>
    <meta:editing-cycles>1</meta:editing-cycles>
    <meta:document-statistic meta:table-count="0" meta:image-count="0" meta:object-count="0" meta:page-count="1" meta:paragraph-count="5" meta:word-count="227" meta:character-count="1423" meta:non-whitespace-character-count="1199"/>
    <meta:generator>LibreOffice/6.4.6.2$Linux_X86_64 LibreOffice_project/40$Build-2</meta:generator>
  </office:meta>
</office:document-meta>
</file>